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moothed_stag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NHPP</text:p>
          </table:table-cell>
          <table:table-cell office:value-type="string" calcext:value-type="string">
            <text:p>TPP</text:p>
          </table:table-cell>
          <table:table-cell office:value-type="float" office:value="47.8" calcext:value-type="float">
            <text:p>47.8</text:p>
          </table:table-cell>
          <table:table-cell office:value-type="float" office:value="41.2" calcext:value-type="float">
            <text:p>41.2</text:p>
          </table:table-cell>
          <table:table-cell office:value-type="float" office:value="37.71" calcext:value-type="float">
            <text:p>37.71</text:p>
          </table:table-cell>
          <table:table-cell office:value-type="float" office:value="33.9" calcext:value-type="float">
            <text:p>33.9</text:p>
          </table:table-cell>
          <table:table-cell office:value-type="float" office:value="27.82" calcext:value-type="float">
            <text:p>27.82</text:p>
          </table:table-cell>
          <table:table-cell office:value-type="float" office:value="23.03" calcext:value-type="float">
            <text:p>23.03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File10.log</text:p>
          </table:table-cell>
          <table:table-cell office:value-type="float" office:value="18418.316" calcext:value-type="float">
            <text:p>18418.316</text:p>
          </table:table-cell>
          <table:table-cell office:value-type="float" office:value="18456.845" calcext:value-type="float">
            <text:p>18456.845</text:p>
          </table:table-cell>
          <table:table-cell office:value-type="float" office:value="17250.06" calcext:value-type="float">
            <text:p>17250.06</text:p>
          </table:table-cell>
          <table:table-cell office:value-type="float" office:value="17419.7777711707" calcext:value-type="float">
            <text:p>17419.7777711707</text:p>
          </table:table-cell>
          <table:table-cell office:value-type="float" office:value="17438.5051880035" calcext:value-type="float">
            <text:p>17438.5051880035</text:p>
          </table:table-cell>
          <table:table-cell office:value-type="float" office:value="17263.9647217163" calcext:value-type="float">
            <text:p>17263.9647217163</text:p>
          </table:table-cell>
          <table:table-cell office:value-type="float" office:value="17271.3591688432" calcext:value-type="float">
            <text:p>17271.3591688432</text:p>
          </table:table-cell>
          <table:table-cell office:value-type="float" office:value="17349.8139736611" calcext:value-type="float">
            <text:p>17349.8139736611</text:p>
          </table:table-cell>
          <table:table-cell office:value-type="float" office:value="17321.5321439405" calcext:value-type="float">
            <text:p>17321.5321439405</text:p>
          </table:table-cell>
          <table:table-cell office:value-type="float" office:value="17252.1602068561" calcext:value-type="float">
            <text:p>17252.1602068561</text:p>
          </table:table-cell>
        </table:table-row>
        <table:table-row table:style-name="ro1">
          <table:table-cell office:value-type="string" calcext:value-type="string">
            <text:p>File1.log</text:p>
          </table:table-cell>
          <table:table-cell office:value-type="float" office:value="18506.528" calcext:value-type="float">
            <text:p>18506.528</text:p>
          </table:table-cell>
          <table:table-cell office:value-type="float" office:value="18486.811" calcext:value-type="float">
            <text:p>18486.811</text:p>
          </table:table-cell>
          <table:table-cell office:value-type="float" office:value="17362.396" calcext:value-type="float">
            <text:p>17362.396</text:p>
          </table:table-cell>
          <table:table-cell office:value-type="float" office:value="17526.1799249321" calcext:value-type="float">
            <text:p>17526.1799249321</text:p>
          </table:table-cell>
          <table:table-cell office:value-type="float" office:value="17539.8091433228" calcext:value-type="float">
            <text:p>17539.8091433228</text:p>
          </table:table-cell>
          <table:table-cell office:value-type="float" office:value="17381.6496024356" calcext:value-type="float">
            <text:p>17381.6496024356</text:p>
          </table:table-cell>
          <table:table-cell office:value-type="float" office:value="17375.5334890403" calcext:value-type="float">
            <text:p>17375.5334890403</text:p>
          </table:table-cell>
          <table:table-cell office:value-type="float" office:value="17461.1845541082" calcext:value-type="float">
            <text:p>17461.1845541082</text:p>
          </table:table-cell>
          <table:table-cell office:value-type="float" office:value="17390.4254973448" calcext:value-type="float">
            <text:p>17390.4254973448</text:p>
          </table:table-cell>
          <table:table-cell office:value-type="float" office:value="17393.943711169" calcext:value-type="float">
            <text:p>17393.943711169</text:p>
          </table:table-cell>
        </table:table-row>
        <table:table-row table:style-name="ro1">
          <table:table-cell office:value-type="string" calcext:value-type="string">
            <text:p>File2.log</text:p>
          </table:table-cell>
          <table:table-cell office:value-type="float" office:value="18397.684" calcext:value-type="float">
            <text:p>18397.684</text:p>
          </table:table-cell>
          <table:table-cell office:value-type="float" office:value="18416.279" calcext:value-type="float">
            <text:p>18416.279</text:p>
          </table:table-cell>
          <table:table-cell office:value-type="float" office:value="17390.841" calcext:value-type="float">
            <text:p>17390.841</text:p>
          </table:table-cell>
          <table:table-cell office:value-type="float" office:value="17553.896058614" calcext:value-type="float">
            <text:p>17553.896058614</text:p>
          </table:table-cell>
          <table:table-cell office:value-type="float" office:value="17529.7748834527" calcext:value-type="float">
            <text:p>17529.7748834527</text:p>
          </table:table-cell>
          <table:table-cell office:value-type="float" office:value="17406.5626327465" calcext:value-type="float">
            <text:p>17406.5626327465</text:p>
          </table:table-cell>
          <table:table-cell office:value-type="float" office:value="17401.0064312198" calcext:value-type="float">
            <text:p>17401.0064312198</text:p>
          </table:table-cell>
          <table:table-cell office:value-type="float" office:value="17472.5834339136" calcext:value-type="float">
            <text:p>17472.5834339136</text:p>
          </table:table-cell>
          <table:table-cell office:value-type="float" office:value="17429.7211546536" calcext:value-type="float">
            <text:p>17429.7211546536</text:p>
          </table:table-cell>
          <table:table-cell office:value-type="float" office:value="17406.8371131254" calcext:value-type="float">
            <text:p>17406.8371131254</text:p>
          </table:table-cell>
        </table:table-row>
        <table:table-row table:style-name="ro1">
          <table:table-cell office:value-type="string" calcext:value-type="string">
            <text:p>File3.log</text:p>
          </table:table-cell>
          <table:table-cell office:value-type="float" office:value="18548.776" calcext:value-type="float">
            <text:p>18548.776</text:p>
          </table:table-cell>
          <table:table-cell office:value-type="float" office:value="18517.93" calcext:value-type="float">
            <text:p>18517.93</text:p>
          </table:table-cell>
          <table:table-cell office:value-type="float" office:value="17407.536" calcext:value-type="float">
            <text:p>17407.536</text:p>
          </table:table-cell>
          <table:table-cell office:value-type="float" office:value="17560.612496983" calcext:value-type="float">
            <text:p>17560.612496983</text:p>
          </table:table-cell>
          <table:table-cell office:value-type="float" office:value="17566.7014228513" calcext:value-type="float">
            <text:p>17566.7014228513</text:p>
          </table:table-cell>
          <table:table-cell office:value-type="float" office:value="17421.8598034142" calcext:value-type="float">
            <text:p>17421.8598034142</text:p>
          </table:table-cell>
          <table:table-cell office:value-type="float" office:value="17427.3811813903" calcext:value-type="float">
            <text:p>17427.3811813903</text:p>
          </table:table-cell>
          <table:table-cell office:value-type="float" office:value="17509.0022001425" calcext:value-type="float">
            <text:p>17509.0022001425</text:p>
          </table:table-cell>
          <table:table-cell office:value-type="float" office:value="17468.0574308577" calcext:value-type="float">
            <text:p>17468.0574308577</text:p>
          </table:table-cell>
          <table:table-cell office:value-type="float" office:value="17412.4864874809" calcext:value-type="float">
            <text:p>17412.4864874809</text:p>
          </table:table-cell>
        </table:table-row>
        <table:table-row table:style-name="ro1">
          <table:table-cell office:value-type="string" calcext:value-type="string">
            <text:p>File4.log</text:p>
          </table:table-cell>
          <table:table-cell office:value-type="float" office:value="18436.907" calcext:value-type="float">
            <text:p>18436.907</text:p>
          </table:table-cell>
          <table:table-cell office:value-type="float" office:value="18441.081" calcext:value-type="float">
            <text:p>18441.081</text:p>
          </table:table-cell>
          <table:table-cell office:value-type="float" office:value="17322.058" calcext:value-type="float">
            <text:p>17322.058</text:p>
          </table:table-cell>
          <table:table-cell office:value-type="float" office:value="17484.8761075988" calcext:value-type="float">
            <text:p>17484.8761075988</text:p>
          </table:table-cell>
          <table:table-cell office:value-type="float" office:value="17456.6300173016" calcext:value-type="float">
            <text:p>17456.6300173016</text:p>
          </table:table-cell>
          <table:table-cell office:value-type="float" office:value="17329.6918766514" calcext:value-type="float">
            <text:p>17329.6918766514</text:p>
          </table:table-cell>
          <table:table-cell office:value-type="float" office:value="17335.2950782588" calcext:value-type="float">
            <text:p>17335.2950782588</text:p>
          </table:table-cell>
          <table:table-cell office:value-type="float" office:value="17417.1035675178" calcext:value-type="float">
            <text:p>17417.1035675178</text:p>
          </table:table-cell>
          <table:table-cell office:value-type="float" office:value="17356.9354415906" calcext:value-type="float">
            <text:p>17356.9354415906</text:p>
          </table:table-cell>
          <table:table-cell office:value-type="float" office:value="17343.2654387581" calcext:value-type="float">
            <text:p>17343.2654387581</text:p>
          </table:table-cell>
        </table:table-row>
        <table:table-row table:style-name="ro1">
          <table:table-cell office:value-type="string" calcext:value-type="string">
            <text:p>File5.log</text:p>
          </table:table-cell>
          <table:table-cell office:value-type="float" office:value="18551.404" calcext:value-type="float">
            <text:p>18551.404</text:p>
          </table:table-cell>
          <table:table-cell office:value-type="float" office:value="18554.1" calcext:value-type="float">
            <text:p>18554.1</text:p>
          </table:table-cell>
          <table:table-cell office:value-type="float" office:value="17436.566" calcext:value-type="float">
            <text:p>17436.566</text:p>
          </table:table-cell>
          <table:table-cell office:value-type="float" office:value="17594.2313037892" calcext:value-type="float">
            <text:p>17594.2313037892</text:p>
          </table:table-cell>
          <table:table-cell office:value-type="float" office:value="17600.0295122962" calcext:value-type="float">
            <text:p>17600.0295122962</text:p>
          </table:table-cell>
          <table:table-cell office:value-type="float" office:value="17451.3309938089" calcext:value-type="float">
            <text:p>17451.3309938089</text:p>
          </table:table-cell>
          <table:table-cell office:value-type="float" office:value="17451.2025992856" calcext:value-type="float">
            <text:p>17451.2025992856</text:p>
          </table:table-cell>
          <table:table-cell office:value-type="float" office:value="17511.0032607886" calcext:value-type="float">
            <text:p>17511.0032607886</text:p>
          </table:table-cell>
          <table:table-cell office:value-type="float" office:value="17491.3682409509" calcext:value-type="float">
            <text:p>17491.3682409509</text:p>
          </table:table-cell>
          <table:table-cell office:value-type="float" office:value="17455.8377210117" calcext:value-type="float">
            <text:p>17455.8377210117</text:p>
          </table:table-cell>
        </table:table-row>
        <table:table-row table:style-name="ro1">
          <table:table-cell office:value-type="string" calcext:value-type="string">
            <text:p>File6.log</text:p>
          </table:table-cell>
          <table:table-cell office:value-type="float" office:value="18488.315" calcext:value-type="float">
            <text:p>18488.315</text:p>
          </table:table-cell>
          <table:table-cell office:value-type="float" office:value="18511.336" calcext:value-type="float">
            <text:p>18511.336</text:p>
          </table:table-cell>
          <table:table-cell office:value-type="float" office:value="17376.099" calcext:value-type="float">
            <text:p>17376.099</text:p>
          </table:table-cell>
          <table:table-cell office:value-type="float" office:value="17547.0929551169" calcext:value-type="float">
            <text:p>17547.0929551169</text:p>
          </table:table-cell>
          <table:table-cell office:value-type="float" office:value="17553.8890784309" calcext:value-type="float">
            <text:p>17553.8890784309</text:p>
          </table:table-cell>
          <table:table-cell office:value-type="float" office:value="17395.2322883135" calcext:value-type="float">
            <text:p>17395.2322883135</text:p>
          </table:table-cell>
          <table:table-cell office:value-type="float" office:value="17391.9481850945" calcext:value-type="float">
            <text:p>17391.9481850945</text:p>
          </table:table-cell>
          <table:table-cell office:value-type="float" office:value="17463.465358927" calcext:value-type="float">
            <text:p>17463.465358927</text:p>
          </table:table-cell>
          <table:table-cell office:value-type="float" office:value="17456.9548823203" calcext:value-type="float">
            <text:p>17456.9548823203</text:p>
          </table:table-cell>
          <table:table-cell office:value-type="float" office:value="17377.2351225203" calcext:value-type="float">
            <text:p>17377.2351225203</text:p>
          </table:table-cell>
        </table:table-row>
        <table:table-row table:style-name="ro1">
          <table:table-cell office:value-type="string" calcext:value-type="string">
            <text:p>File7.log</text:p>
          </table:table-cell>
          <table:table-cell office:value-type="float" office:value="18618.081" calcext:value-type="float">
            <text:p>18618.081</text:p>
          </table:table-cell>
          <table:table-cell office:value-type="float" office:value="18637.762" calcext:value-type="float">
            <text:p>18637.762</text:p>
          </table:table-cell>
          <table:table-cell office:value-type="float" office:value="17477.246" calcext:value-type="float">
            <text:p>17477.246</text:p>
          </table:table-cell>
          <table:table-cell office:value-type="float" office:value="17617.0441691864" calcext:value-type="float">
            <text:p>17617.0441691864</text:p>
          </table:table-cell>
          <table:table-cell office:value-type="float" office:value="17655.6300623831" calcext:value-type="float">
            <text:p>17655.6300623831</text:p>
          </table:table-cell>
          <table:table-cell office:value-type="float" office:value="17497.1744905101" calcext:value-type="float">
            <text:p>17497.1744905101</text:p>
          </table:table-cell>
          <table:table-cell office:value-type="float" office:value="17496.2258894028" calcext:value-type="float">
            <text:p>17496.2258894028</text:p>
          </table:table-cell>
          <table:table-cell office:value-type="float" office:value="17563.8907646992" calcext:value-type="float">
            <text:p>17563.8907646992</text:p>
          </table:table-cell>
          <table:table-cell office:value-type="float" office:value="17550.0001524656" calcext:value-type="float">
            <text:p>17550.0001524656</text:p>
          </table:table-cell>
          <table:table-cell office:value-type="float" office:value="17483.7951447596" calcext:value-type="float">
            <text:p>17483.7951447596</text:p>
          </table:table-cell>
        </table:table-row>
        <table:table-row table:style-name="ro1">
          <table:table-cell office:value-type="string" calcext:value-type="string">
            <text:p>File8.log</text:p>
          </table:table-cell>
          <table:table-cell office:value-type="float" office:value="18483.24" calcext:value-type="float">
            <text:p>18483.24</text:p>
          </table:table-cell>
          <table:table-cell office:value-type="float" office:value="18478.276" calcext:value-type="float">
            <text:p>18478.276</text:p>
          </table:table-cell>
          <table:table-cell office:value-type="float" office:value="17396.067" calcext:value-type="float">
            <text:p>17396.067</text:p>
          </table:table-cell>
          <table:table-cell office:value-type="float" office:value="17566.6955942825" calcext:value-type="float">
            <text:p>17566.6955942825</text:p>
          </table:table-cell>
          <table:table-cell office:value-type="float" office:value="17572.5278911826" calcext:value-type="float">
            <text:p>17572.5278911826</text:p>
          </table:table-cell>
          <table:table-cell office:value-type="float" office:value="17413.8470889683" calcext:value-type="float">
            <text:p>17413.8470889683</text:p>
          </table:table-cell>
          <table:table-cell office:value-type="float" office:value="17405.8673916159" calcext:value-type="float">
            <text:p>17405.8673916159</text:p>
          </table:table-cell>
          <table:table-cell office:value-type="float" office:value="17482.34243317" calcext:value-type="float">
            <text:p>17482.34243317</text:p>
          </table:table-cell>
          <table:table-cell office:value-type="float" office:value="17430.1002100384" calcext:value-type="float">
            <text:p>17430.1002100384</text:p>
          </table:table-cell>
          <table:table-cell office:value-type="float" office:value="17416.3793515549" calcext:value-type="float">
            <text:p>17416.3793515549</text:p>
          </table:table-cell>
        </table:table-row>
        <table:table-row table:style-name="ro1">
          <table:table-cell office:value-type="string" calcext:value-type="string">
            <text:p>File9.log</text:p>
          </table:table-cell>
          <table:table-cell office:value-type="float" office:value="18378.168" calcext:value-type="float">
            <text:p>18378.168</text:p>
          </table:table-cell>
          <table:table-cell office:value-type="float" office:value="18381.935" calcext:value-type="float">
            <text:p>18381.935</text:p>
          </table:table-cell>
          <table:table-cell office:value-type="float" office:value="17226.418" calcext:value-type="float">
            <text:p>17226.418</text:p>
          </table:table-cell>
          <table:table-cell office:value-type="float" office:value="17424.2526845357" calcext:value-type="float">
            <text:p>17424.2526845357</text:p>
          </table:table-cell>
          <table:table-cell office:value-type="float" office:value="17415.9603780622" calcext:value-type="float">
            <text:p>17415.9603780622</text:p>
          </table:table-cell>
          <table:table-cell office:value-type="float" office:value="17241.5233693254" calcext:value-type="float">
            <text:p>17241.5233693254</text:p>
          </table:table-cell>
          <table:table-cell office:value-type="float" office:value="17244.4813627488" calcext:value-type="float">
            <text:p>17244.4813627488</text:p>
          </table:table-cell>
          <table:table-cell office:value-type="float" office:value="17320.1461561795" calcext:value-type="float">
            <text:p>17320.1461561795</text:p>
          </table:table-cell>
          <table:table-cell office:value-type="float" office:value="17278.7426048824" calcext:value-type="float">
            <text:p>17278.7426048824</text:p>
          </table:table-cell>
          <table:table-cell office:value-type="float" office:value="17235.8699149397" calcext:value-type="float">
            <text:p>17235.869914939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82.7419" calcext:value-type="float">
            <text:p>18482.7419</text:p>
          </table:table-cell>
          <table:table-cell office:value-type="float" office:value="18488.2355" calcext:value-type="float">
            <text:p>18488.2355</text:p>
          </table:table-cell>
          <table:table-cell table:style-name="ce3" office:value-type="float" office:value="17364.5287" calcext:value-type="float">
            <text:p>17364.5287</text:p>
          </table:table-cell>
          <table:table-cell office:value-type="float" office:value="17529.4659066209" calcext:value-type="float">
            <text:p>17529.4659066209</text:p>
          </table:table-cell>
          <table:table-cell office:value-type="float" office:value="17532.9457577287" calcext:value-type="float">
            <text:p>17532.9457577287</text:p>
          </table:table-cell>
          <table:table-cell office:value-type="float" office:value="17380.283686789" calcext:value-type="float">
            <text:p>17380.283686789</text:p>
          </table:table-cell>
          <table:table-cell office:value-type="float" office:value="17380.03007769" calcext:value-type="float">
            <text:p>17380.03007769</text:p>
          </table:table-cell>
          <table:table-cell office:value-type="float" office:value="17455.0535703107" calcext:value-type="float">
            <text:p>17455.0535703107</text:p>
          </table:table-cell>
          <table:table-cell office:value-type="float" office:value="17417.3837759045" calcext:value-type="float">
            <text:p>17417.3837759045</text:p>
          </table:table-cell>
          <table:table-cell office:value-type="float" office:value="17377.7810212176" calcext:value-type="float">
            <text:p>17377.7810212176</text:p>
          </table:table-cell>
        </table:table-row>
      </table:table>
      <table:table table:name="smoothed_SALMAs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NHPP</text:p>
          </table:table-cell>
          <table:table-cell office:value-type="string" calcext:value-type="string">
            <text:p>TPP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.7" calcext:value-type="float">
            <text:p>41.7</text:p>
          </table:table-cell>
          <table:table-cell office:value-type="float" office:value="38.2" calcext:value-type="float">
            <text:p>38.2</text:p>
          </table:table-cell>
          <table:table-cell office:value-type="float" office:value="33.6" calcext:value-type="float">
            <text:p>33.6</text:p>
          </table:table-cell>
          <table:table-cell office:value-type="float" office:value="30.77" calcext:value-type="float">
            <text:p>30.77</text:p>
          </table:table-cell>
          <table:table-cell office:value-type="float" office:value="29.4" calcext:value-type="float">
            <text:p>29.4</text:p>
          </table:table-cell>
          <table:table-cell office:value-type="float" office:value="21" calcext:value-type="float">
            <text:p>21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string" calcext:value-type="string">
            <text:p>File10.log</text:p>
          </table:table-cell>
          <table:table-cell office:value-type="float" office:value="18418.316" calcext:value-type="float">
            <text:p>18418.316</text:p>
          </table:table-cell>
          <table:table-cell office:value-type="float" office:value="18457.095" calcext:value-type="float">
            <text:p>18457.095</text:p>
          </table:table-cell>
          <table:table-cell office:value-type="float" office:value="17380.029" calcext:value-type="float">
            <text:p>17380.029</text:p>
          </table:table-cell>
          <table:table-cell office:value-type="float" office:value="17405.7355233311" calcext:value-type="float">
            <text:p>17405.7355233311</text:p>
          </table:table-cell>
          <table:table-cell office:value-type="float" office:value="17446.5408470007" calcext:value-type="float">
            <text:p>17446.5408470007</text:p>
          </table:table-cell>
          <table:table-cell office:value-type="float" office:value="17404.7710389744" calcext:value-type="float">
            <text:p>17404.7710389744</text:p>
          </table:table-cell>
          <table:table-cell office:value-type="float" office:value="17432.9102144245" calcext:value-type="float">
            <text:p>17432.9102144245</text:p>
          </table:table-cell>
          <table:table-cell office:value-type="float" office:value="17513.9784955389" calcext:value-type="float">
            <text:p>17513.9784955389</text:p>
          </table:table-cell>
          <table:table-cell office:value-type="float" office:value="17391.5092140744" calcext:value-type="float">
            <text:p>17391.5092140744</text:p>
          </table:table-cell>
          <table:table-cell office:value-type="float" office:value="17398.7882503022" calcext:value-type="float">
            <text:p>17398.7882503022</text:p>
          </table:table-cell>
          <table:table-cell office:value-type="float" office:value="17385.1749612796" calcext:value-type="float">
            <text:p>17385.1749612796</text:p>
          </table:table-cell>
          <table:table-cell office:value-type="float" office:value="17416.2418763345" calcext:value-type="float">
            <text:p>17416.2418763345</text:p>
          </table:table-cell>
          <table:table-cell office:value-type="float" office:value="17385.7212993355" calcext:value-type="float">
            <text:p>17385.7212993355</text:p>
          </table:table-cell>
          <table:table-cell office:value-type="float" office:value="17436.7122375929" calcext:value-type="float">
            <text:p>17436.7122375929</text:p>
          </table:table-cell>
        </table:table-row>
        <table:table-row table:style-name="ro1">
          <table:table-cell office:value-type="string" calcext:value-type="string">
            <text:p>File2.log</text:p>
          </table:table-cell>
          <table:table-cell office:value-type="float" office:value="18397.684" calcext:value-type="float">
            <text:p>18397.684</text:p>
          </table:table-cell>
          <table:table-cell office:value-type="float" office:value="18421.182" calcext:value-type="float">
            <text:p>18421.182</text:p>
          </table:table-cell>
          <table:table-cell office:value-type="float" office:value="17493.992" calcext:value-type="float">
            <text:p>17493.992</text:p>
          </table:table-cell>
          <table:table-cell office:value-type="float" office:value="17507.3303384191" calcext:value-type="float">
            <text:p>17507.3303384191</text:p>
          </table:table-cell>
          <table:table-cell office:value-type="float" office:value="17539.6910981179" calcext:value-type="float">
            <text:p>17539.6910981179</text:p>
          </table:table-cell>
          <table:table-cell office:value-type="float" office:value="17515.6309315893" calcext:value-type="float">
            <text:p>17515.6309315893</text:p>
          </table:table-cell>
          <table:table-cell office:value-type="float" office:value="17546.5829383087" calcext:value-type="float">
            <text:p>17546.5829383087</text:p>
          </table:table-cell>
          <table:table-cell office:value-type="float" office:value="17601.5319345253" calcext:value-type="float">
            <text:p>17601.5319345253</text:p>
          </table:table-cell>
          <table:table-cell office:value-type="float" office:value="17508.5869279452" calcext:value-type="float">
            <text:p>17508.5869279452</text:p>
          </table:table-cell>
          <table:table-cell office:value-type="float" office:value="17503.1093123581" calcext:value-type="float">
            <text:p>17503.1093123581</text:p>
          </table:table-cell>
          <table:table-cell office:value-type="float" office:value="17492.4557907025" calcext:value-type="float">
            <text:p>17492.4557907025</text:p>
          </table:table-cell>
          <table:table-cell office:value-type="float" office:value="17537.4402919235" calcext:value-type="float">
            <text:p>17537.4402919235</text:p>
          </table:table-cell>
          <table:table-cell office:value-type="float" office:value="17505.3687531664" calcext:value-type="float">
            <text:p>17505.3687531664</text:p>
          </table:table-cell>
          <table:table-cell office:value-type="float" office:value="17539.2600912464" calcext:value-type="float">
            <text:p>17539.2600912464</text:p>
          </table:table-cell>
        </table:table-row>
        <table:table-row table:style-name="ro1">
          <table:table-cell office:value-type="string" calcext:value-type="string">
            <text:p>File3.log</text:p>
          </table:table-cell>
          <table:table-cell office:value-type="float" office:value="18548.776" calcext:value-type="float">
            <text:p>18548.776</text:p>
          </table:table-cell>
          <table:table-cell office:value-type="float" office:value="18523.985" calcext:value-type="float">
            <text:p>18523.985</text:p>
          </table:table-cell>
          <table:table-cell office:value-type="float" office:value="17498.147" calcext:value-type="float">
            <text:p>17498.147</text:p>
          </table:table-cell>
          <table:table-cell office:value-type="float" office:value="17523.0179980833" calcext:value-type="float">
            <text:p>17523.0179980833</text:p>
          </table:table-cell>
          <table:table-cell office:value-type="float" office:value="17543.4345835638" calcext:value-type="float">
            <text:p>17543.4345835638</text:p>
          </table:table-cell>
          <table:table-cell office:value-type="float" office:value="17504.5512915197" calcext:value-type="float">
            <text:p>17504.5512915197</text:p>
          </table:table-cell>
          <table:table-cell office:value-type="float" office:value="17563.6562032379" calcext:value-type="float">
            <text:p>17563.6562032379</text:p>
          </table:table-cell>
          <table:table-cell office:value-type="float" office:value="17611.1319092292" calcext:value-type="float">
            <text:p>17611.1319092292</text:p>
          </table:table-cell>
          <table:table-cell office:value-type="float" office:value="17509.4746324818" calcext:value-type="float">
            <text:p>17509.4746324818</text:p>
          </table:table-cell>
          <table:table-cell office:value-type="float" office:value="17525.6757075281" calcext:value-type="float">
            <text:p>17525.6757075281</text:p>
          </table:table-cell>
          <table:table-cell office:value-type="float" office:value="17497.5305377052" calcext:value-type="float">
            <text:p>17497.5305377052</text:p>
          </table:table-cell>
          <table:table-cell office:value-type="float" office:value="17550.2721100857" calcext:value-type="float">
            <text:p>17550.2721100857</text:p>
          </table:table-cell>
          <table:table-cell office:value-type="float" office:value="17518.9234583095" calcext:value-type="float">
            <text:p>17518.9234583095</text:p>
          </table:table-cell>
          <table:table-cell office:value-type="float" office:value="17545.0685405278" calcext:value-type="float">
            <text:p>17545.0685405278</text:p>
          </table:table-cell>
        </table:table-row>
        <table:table-row table:style-name="ro1">
          <table:table-cell office:value-type="string" calcext:value-type="string">
            <text:p>File5.log</text:p>
          </table:table-cell>
          <table:table-cell office:value-type="float" office:value="18551.404" calcext:value-type="float">
            <text:p>18551.404</text:p>
          </table:table-cell>
          <table:table-cell office:value-type="float" office:value="18547.534" calcext:value-type="float">
            <text:p>18547.534</text:p>
          </table:table-cell>
          <table:table-cell office:value-type="float" office:value="17520.261" calcext:value-type="float">
            <text:p>17520.261</text:p>
          </table:table-cell>
          <table:table-cell office:value-type="float" office:value="17536.6422499883" calcext:value-type="float">
            <text:p>17536.6422499883</text:p>
          </table:table-cell>
          <table:table-cell office:value-type="float" office:value="17567.2243839926" calcext:value-type="float">
            <text:p>17567.2243839926</text:p>
          </table:table-cell>
          <table:table-cell office:value-type="float" office:value="17532.8839328062" calcext:value-type="float">
            <text:p>17532.8839328062</text:p>
          </table:table-cell>
          <table:table-cell office:value-type="float" office:value="17575.786853183" calcext:value-type="float">
            <text:p>17575.786853183</text:p>
          </table:table-cell>
          <table:table-cell office:value-type="float" office:value="17653.484816012" calcext:value-type="float">
            <text:p>17653.484816012</text:p>
          </table:table-cell>
          <table:table-cell office:value-type="float" office:value="17538.8354069288" calcext:value-type="float">
            <text:p>17538.8354069288</text:p>
          </table:table-cell>
          <table:table-cell office:value-type="float" office:value="17534.8843464037" calcext:value-type="float">
            <text:p>17534.8843464037</text:p>
          </table:table-cell>
          <table:table-cell office:value-type="float" office:value="17522.1327804296" calcext:value-type="float">
            <text:p>17522.1327804296</text:p>
          </table:table-cell>
          <table:table-cell office:value-type="float" office:value="17545.9578669754" calcext:value-type="float">
            <text:p>17545.9578669754</text:p>
          </table:table-cell>
          <table:table-cell office:value-type="float" office:value="17532.3237871617" calcext:value-type="float">
            <text:p>17532.3237871617</text:p>
          </table:table-cell>
          <table:table-cell office:value-type="float" office:value="17592.1389410015" calcext:value-type="float">
            <text:p>17592.1389410015</text:p>
          </table:table-cell>
        </table:table-row>
        <table:table-row table:style-name="ro1">
          <table:table-cell office:value-type="string" calcext:value-type="string">
            <text:p>File6.log</text:p>
          </table:table-cell>
          <table:table-cell office:value-type="float" office:value="18488.315" calcext:value-type="float">
            <text:p>18488.315</text:p>
          </table:table-cell>
          <table:table-cell office:value-type="float" office:value="18494.936" calcext:value-type="float">
            <text:p>18494.936</text:p>
          </table:table-cell>
          <table:table-cell office:value-type="float" office:value="17516.182" calcext:value-type="float">
            <text:p>17516.182</text:p>
          </table:table-cell>
          <table:table-cell office:value-type="float" office:value="17534.4472814706" calcext:value-type="float">
            <text:p>17534.4472814706</text:p>
          </table:table-cell>
          <table:table-cell office:value-type="float" office:value="17566.8346322663" calcext:value-type="float">
            <text:p>17566.8346322663</text:p>
          </table:table-cell>
          <table:table-cell office:value-type="float" office:value="17528.979780438" calcext:value-type="float">
            <text:p>17528.979780438</text:p>
          </table:table-cell>
          <table:table-cell office:value-type="float" office:value="17571.8716540283" calcext:value-type="float">
            <text:p>17571.8716540283</text:p>
          </table:table-cell>
          <table:table-cell office:value-type="float" office:value="17631.5531037951" calcext:value-type="float">
            <text:p>17631.5531037951</text:p>
          </table:table-cell>
          <table:table-cell office:value-type="float" office:value="17529.8033097845" calcext:value-type="float">
            <text:p>17529.8033097845</text:p>
          </table:table-cell>
          <table:table-cell office:value-type="float" office:value="17535.7139222491" calcext:value-type="float">
            <text:p>17535.7139222491</text:p>
          </table:table-cell>
          <table:table-cell office:value-type="float" office:value="17521.141496781" calcext:value-type="float">
            <text:p>17521.141496781</text:p>
          </table:table-cell>
          <table:table-cell office:value-type="float" office:value="17544.0760925321" calcext:value-type="float">
            <text:p>17544.0760925321</text:p>
          </table:table-cell>
          <table:table-cell office:value-type="float" office:value="17523.7162677285" calcext:value-type="float">
            <text:p>17523.7162677285</text:p>
          </table:table-cell>
          <table:table-cell office:value-type="float" office:value="17577.1158308537" calcext:value-type="float">
            <text:p>17577.1158308537</text:p>
          </table:table-cell>
        </table:table-row>
        <table:table-row table:style-name="ro1">
          <table:table-cell office:value-type="string" calcext:value-type="string">
            <text:p>File7.log</text:p>
          </table:table-cell>
          <table:table-cell office:value-type="float" office:value="18618.081" calcext:value-type="float">
            <text:p>18618.081</text:p>
          </table:table-cell>
          <table:table-cell office:value-type="float" office:value="18632.18" calcext:value-type="float">
            <text:p>18632.18</text:p>
          </table:table-cell>
          <table:table-cell office:value-type="float" office:value="17570.004" calcext:value-type="float">
            <text:p>17570.004</text:p>
          </table:table-cell>
          <table:table-cell office:value-type="float" office:value="17595.2662471971" calcext:value-type="float">
            <text:p>17595.2662471971</text:p>
          </table:table-cell>
          <table:table-cell office:value-type="float" office:value="17623.6560391002" calcext:value-type="float">
            <text:p>17623.6560391002</text:p>
          </table:table-cell>
          <table:table-cell office:value-type="float" office:value="17579.5892720772" calcext:value-type="float">
            <text:p>17579.5892720772</text:p>
          </table:table-cell>
          <table:table-cell office:value-type="float" office:value="17633.3155575493" calcext:value-type="float">
            <text:p>17633.3155575493</text:p>
          </table:table-cell>
          <table:table-cell office:value-type="float" office:value="17717.2751906804" calcext:value-type="float">
            <text:p>17717.2751906804</text:p>
          </table:table-cell>
          <table:table-cell office:value-type="float" office:value="17588.7324188712" calcext:value-type="float">
            <text:p>17588.7324188712</text:p>
          </table:table-cell>
          <table:table-cell office:value-type="float" office:value="17584.3999874263" calcext:value-type="float">
            <text:p>17584.3999874263</text:p>
          </table:table-cell>
          <table:table-cell office:value-type="float" office:value="17570.6267607512" calcext:value-type="float">
            <text:p>17570.6267607512</text:p>
          </table:table-cell>
          <table:table-cell office:value-type="float" office:value="17613.1939023892" calcext:value-type="float">
            <text:p>17613.1939023892</text:p>
          </table:table-cell>
          <table:table-cell office:value-type="float" office:value="17578.4668868469" calcext:value-type="float">
            <text:p>17578.4668868469</text:p>
          </table:table-cell>
          <table:table-cell office:value-type="float" office:value="17638.9782932663" calcext:value-type="float">
            <text:p>17638.9782932663</text:p>
          </table:table-cell>
        </table:table-row>
        <table:table-row table:style-name="ro1">
          <table:table-cell office:value-type="string" calcext:value-type="string">
            <text:p>File8.log</text:p>
          </table:table-cell>
          <table:table-cell office:value-type="float" office:value="18483.24" calcext:value-type="float">
            <text:p>18483.24</text:p>
          </table:table-cell>
          <table:table-cell office:value-type="float" office:value="18479.843" calcext:value-type="float">
            <text:p>18479.843</text:p>
          </table:table-cell>
          <table:table-cell office:value-type="float" office:value="17548.27" calcext:value-type="float">
            <text:p>17548.27</text:p>
          </table:table-cell>
          <table:table-cell office:value-type="float" office:value="17551.5644615937" calcext:value-type="float">
            <text:p>17551.5644615937</text:p>
          </table:table-cell>
          <table:table-cell office:value-type="float" office:value="17574.2019453724" calcext:value-type="float">
            <text:p>17574.2019453724</text:p>
          </table:table-cell>
          <table:table-cell office:value-type="float" office:value="17556.8232498062" calcext:value-type="float">
            <text:p>17556.8232498062</text:p>
          </table:table-cell>
          <table:table-cell office:value-type="float" office:value="17588.8799578074" calcext:value-type="float">
            <text:p>17588.8799578074</text:p>
          </table:table-cell>
          <table:table-cell office:value-type="float" office:value="17658.5564915345" calcext:value-type="float">
            <text:p>17658.5564915345</text:p>
          </table:table-cell>
          <table:table-cell office:value-type="float" office:value="17559.4420874091" calcext:value-type="float">
            <text:p>17559.4420874091</text:p>
          </table:table-cell>
          <table:table-cell office:value-type="float" office:value="17556.7499976147" calcext:value-type="float">
            <text:p>17556.7499976147</text:p>
          </table:table-cell>
          <table:table-cell office:value-type="float" office:value="17548.4111324054" calcext:value-type="float">
            <text:p>17548.4111324054</text:p>
          </table:table-cell>
          <table:table-cell office:value-type="float" office:value="17573.1627768819" calcext:value-type="float">
            <text:p>17573.1627768819</text:p>
          </table:table-cell>
          <table:table-cell office:value-type="float" office:value="17560.9030317192" calcext:value-type="float">
            <text:p>17560.9030317192</text:p>
          </table:table-cell>
          <table:table-cell office:value-type="float" office:value="17588.4578946972" calcext:value-type="float">
            <text:p>17588.4578946972</text:p>
          </table:table-cell>
        </table:table-row>
        <table:table-row table:style-name="ro1">
          <table:table-cell office:value-type="string" calcext:value-type="string">
            <text:p>File9.log</text:p>
          </table:table-cell>
          <table:table-cell office:value-type="float" office:value="18378.168" calcext:value-type="float">
            <text:p>18378.168</text:p>
          </table:table-cell>
          <table:table-cell office:value-type="float" office:value="18382.756" calcext:value-type="float">
            <text:p>18382.756</text:p>
          </table:table-cell>
          <table:table-cell office:value-type="float" office:value="17364.475" calcext:value-type="float">
            <text:p>17364.475</text:p>
          </table:table-cell>
          <table:table-cell office:value-type="float" office:value="17374.3423329046" calcext:value-type="float">
            <text:p>17374.3423329046</text:p>
          </table:table-cell>
          <table:table-cell office:value-type="float" office:value="17392.264143176" calcext:value-type="float">
            <text:p>17392.264143176</text:p>
          </table:table-cell>
          <table:table-cell office:value-type="float" office:value="17376.2453272582" calcext:value-type="float">
            <text:p>17376.2453272582</text:p>
          </table:table-cell>
          <table:table-cell office:value-type="float" office:value="17440.2059627001" calcext:value-type="float">
            <text:p>17440.2059627001</text:p>
          </table:table-cell>
          <table:table-cell office:value-type="float" office:value="17515.8849357447" calcext:value-type="float">
            <text:p>17515.8849357447</text:p>
          </table:table-cell>
          <table:table-cell office:value-type="float" office:value="17375.1472657553" calcext:value-type="float">
            <text:p>17375.1472657553</text:p>
          </table:table-cell>
          <table:table-cell office:value-type="float" office:value="17373.6813009634" calcext:value-type="float">
            <text:p>17373.6813009634</text:p>
          </table:table-cell>
          <table:table-cell office:value-type="float" office:value="17361.4042488326" calcext:value-type="float">
            <text:p>17361.4042488326</text:p>
          </table:table-cell>
          <table:table-cell office:value-type="float" office:value="17405.4088640059" calcext:value-type="float">
            <text:p>17405.4088640059</text:p>
          </table:table-cell>
          <table:table-cell office:value-type="float" office:value="17375.0186277934" calcext:value-type="float">
            <text:p>17375.0186277934</text:p>
          </table:table-cell>
          <table:table-cell office:value-type="float" office:value="17415.7011078829" calcext:value-type="float">
            <text:p>17415.701107882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A([.B2:.B9])" office:value-type="float" office:value="18485.498" calcext:value-type="float">
            <text:p>18485.498</text:p>
          </table:table-cell>
          <table:table-cell table:formula="of:=AVERAGEA([.C2:.C9])" office:value-type="float" office:value="18492.438875" calcext:value-type="float">
            <text:p>18492.438875</text:p>
          </table:table-cell>
          <table:table-cell table:style-name="ce3" table:formula="of:=AVERAGEA([.D2:.D9])" office:value-type="float" office:value="17486.42" calcext:value-type="float">
            <text:p>17486.42</text:p>
          </table:table-cell>
          <table:table-cell table:formula="of:=AVERAGEA([.E2:.E9])" office:value-type="float" office:value="17503.5433041235" calcext:value-type="float">
            <text:p>17503.5433041235</text:p>
          </table:table-cell>
          <table:table-cell table:formula="of:=AVERAGEA([.F2:.F9])" office:value-type="float" office:value="17531.7309590737" calcext:value-type="float">
            <text:p>17531.7309590737</text:p>
          </table:table-cell>
          <table:table-cell table:formula="of:=AVERAGEA([.G2:.G9])" office:value-type="float" office:value="17499.9343530586" calcext:value-type="float">
            <text:p>17499.9343530586</text:p>
          </table:table-cell>
          <table:table-cell table:formula="of:=AVERAGEA([.H2:.H9])" office:value-type="float" office:value="17544.1511676549" calcext:value-type="float">
            <text:p>17544.1511676549</text:p>
          </table:table-cell>
          <table:table-cell table:formula="of:=AVERAGEA([.I2:.I9])" office:value-type="float" office:value="17612.9246096325" calcext:value-type="float">
            <text:p>17612.9246096325</text:p>
          </table:table-cell>
          <table:table-cell table:formula="of:=AVERAGEA([.J2:.J9])" office:value-type="float" office:value="17500.1914079063" calcext:value-type="float">
            <text:p>17500.1914079063</text:p>
          </table:table-cell>
          <table:table-cell table:formula="of:=AVERAGEA([.K2:.K9])" office:value-type="float" office:value="17501.6253531057" calcext:value-type="float">
            <text:p>17501.6253531057</text:p>
          </table:table-cell>
          <table:table-cell table:formula="of:=AVERAGEA([.L2:.L9])" office:value-type="float" office:value="17487.3597136109" calcext:value-type="float">
            <text:p>17487.3597136109</text:p>
          </table:table-cell>
          <table:table-cell table:formula="of:=AVERAGEA([.M2:.M9])" office:value-type="float" office:value="17523.219222641" calcext:value-type="float">
            <text:p>17523.219222641</text:p>
          </table:table-cell>
          <table:table-cell table:formula="of:=AVERAGEA([.N2:.N9])" office:value-type="float" office:value="17497.5552640076" calcext:value-type="float">
            <text:p>17497.5552640076</text:p>
          </table:table-cell>
          <table:table-cell table:formula="of:=AVERAGEA([.O2:.O9])" office:value-type="float" office:value="17541.6791171336" calcext:value-type="float">
            <text:p>17541.6791171336</text:p>
          </table:table-cell>
        </table:table-row>
      </table:table>
      <table:table table:name="kept_stages" table:style-name="ta1"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NHPP</text:p>
          </table:table-cell>
          <table:table-cell office:value-type="string" calcext:value-type="string">
            <text:p>TPP</text:p>
          </table:table-cell>
          <table:table-cell office:value-type="float" office:value="47.8" calcext:value-type="float">
            <text:p>47.8</text:p>
          </table:table-cell>
          <table:table-cell office:value-type="float" office:value="41.2" calcext:value-type="float">
            <text:p>41.2</text:p>
          </table:table-cell>
          <table:table-cell office:value-type="float" office:value="37.71" calcext:value-type="float">
            <text:p>37.71</text:p>
          </table:table-cell>
          <table:table-cell office:value-type="float" office:value="27.82" calcext:value-type="float">
            <text:p>27.82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string" calcext:value-type="string">
            <text:p>File10.log</text:p>
          </table:table-cell>
          <table:table-cell office:value-type="float" office:value="17562.188" calcext:value-type="float">
            <text:p>17562.188</text:p>
          </table:table-cell>
          <table:table-cell office:value-type="float" office:value="17456.505" calcext:value-type="float">
            <text:p>17456.505</text:p>
          </table:table-cell>
          <table:table-cell office:value-type="float" office:value="15448.99" calcext:value-type="float">
            <text:p>15448.99</text:p>
          </table:table-cell>
          <table:table-cell office:value-type="float" office:value="15639.0750772017" calcext:value-type="float">
            <text:p>15639.0750772017</text:p>
          </table:table-cell>
          <table:table-cell office:value-type="float" office:value="15648.7107033496" calcext:value-type="float">
            <text:p>15648.7107033496</text:p>
          </table:table-cell>
          <table:table-cell office:value-type="float" office:value="15500.0785571489" calcext:value-type="float">
            <text:p>15500.0785571489</text:p>
          </table:table-cell>
          <table:table-cell office:value-type="float" office:value="15466.9299050942" calcext:value-type="float">
            <text:p>15466.9299050942</text:p>
          </table:table-cell>
          <table:table-cell office:value-type="float" office:value="16310.6012667502" calcext:value-type="float">
            <text:p>16310.6012667502</text:p>
          </table:table-cell>
        </table:table-row>
        <table:table-row table:style-name="ro1">
          <table:table-cell office:value-type="string" calcext:value-type="string">
            <text:p>File1.log</text:p>
          </table:table-cell>
          <table:table-cell office:value-type="float" office:value="17479.207" calcext:value-type="float">
            <text:p>17479.207</text:p>
          </table:table-cell>
          <table:table-cell office:value-type="float" office:value="17374.807" calcext:value-type="float">
            <text:p>17374.807</text:p>
          </table:table-cell>
          <table:table-cell office:value-type="float" office:value="15384.801" calcext:value-type="float">
            <text:p>15384.801</text:p>
          </table:table-cell>
          <table:table-cell office:value-type="float" office:value="15558.8628173899" calcext:value-type="float">
            <text:p>15558.8628173899</text:p>
          </table:table-cell>
          <table:table-cell office:value-type="float" office:value="15546.2847161725" calcext:value-type="float">
            <text:p>15546.2847161725</text:p>
          </table:table-cell>
          <table:table-cell office:value-type="float" office:value="15418.5188355316" calcext:value-type="float">
            <text:p>15418.5188355316</text:p>
          </table:table-cell>
          <table:table-cell office:value-type="float" office:value="15402.7953136599" calcext:value-type="float">
            <text:p>15402.7953136599</text:p>
          </table:table-cell>
          <table:table-cell office:value-type="float" office:value="16224.5232251302" calcext:value-type="float">
            <text:p>16224.5232251302</text:p>
          </table:table-cell>
        </table:table-row>
        <table:table-row table:style-name="ro1">
          <table:table-cell office:value-type="string" calcext:value-type="string">
            <text:p>File2.log</text:p>
          </table:table-cell>
          <table:table-cell office:value-type="float" office:value="17566.597" calcext:value-type="float">
            <text:p>17566.597</text:p>
          </table:table-cell>
          <table:table-cell office:value-type="float" office:value="17501.238" calcext:value-type="float">
            <text:p>17501.238</text:p>
          </table:table-cell>
          <table:table-cell office:value-type="float" office:value="15303.722" calcext:value-type="float">
            <text:p>15303.722</text:p>
          </table:table-cell>
          <table:table-cell office:value-type="float" office:value="15498.7796847334" calcext:value-type="float">
            <text:p>15498.7796847334</text:p>
          </table:table-cell>
          <table:table-cell office:value-type="float" office:value="15522.6295543373" calcext:value-type="float">
            <text:p>15522.6295543373</text:p>
          </table:table-cell>
          <table:table-cell office:value-type="float" office:value="15376.5520827862" calcext:value-type="float">
            <text:p>15376.5520827862</text:p>
          </table:table-cell>
          <table:table-cell office:value-type="float" office:value="15330.7854897283" calcext:value-type="float">
            <text:p>15330.7854897283</text:p>
          </table:table-cell>
          <table:table-cell office:value-type="float" office:value="16222.451735767" calcext:value-type="float">
            <text:p>16222.451735767</text:p>
          </table:table-cell>
        </table:table-row>
        <table:table-row table:style-name="ro1">
          <table:table-cell office:value-type="string" calcext:value-type="string">
            <text:p>File3.log</text:p>
          </table:table-cell>
          <table:table-cell office:value-type="float" office:value="17524.435" calcext:value-type="float">
            <text:p>17524.435</text:p>
          </table:table-cell>
          <table:table-cell office:value-type="float" office:value="17404.016" calcext:value-type="float">
            <text:p>17404.016</text:p>
          </table:table-cell>
          <table:table-cell office:value-type="float" office:value="15393.673" calcext:value-type="float">
            <text:p>15393.673</text:p>
          </table:table-cell>
          <table:table-cell office:value-type="float" office:value="15584.6036601699" calcext:value-type="float">
            <text:p>15584.6036601699</text:p>
          </table:table-cell>
          <table:table-cell office:value-type="float" office:value="15598.168371759" calcext:value-type="float">
            <text:p>15598.168371759</text:p>
          </table:table-cell>
          <table:table-cell office:value-type="float" office:value="15450.5958757514" calcext:value-type="float">
            <text:p>15450.5958757514</text:p>
          </table:table-cell>
          <table:table-cell office:value-type="float" office:value="15425.4833423017" calcext:value-type="float">
            <text:p>15425.4833423017</text:p>
          </table:table-cell>
          <table:table-cell office:value-type="float" office:value="16203.3164755965" calcext:value-type="float">
            <text:p>16203.3164755965</text:p>
          </table:table-cell>
        </table:table-row>
        <table:table-row table:style-name="ro1">
          <table:table-cell office:value-type="string" calcext:value-type="string">
            <text:p>File4.log</text:p>
          </table:table-cell>
          <table:table-cell office:value-type="float" office:value="17515.347" calcext:value-type="float">
            <text:p>17515.347</text:p>
          </table:table-cell>
          <table:table-cell office:value-type="float" office:value="17407.098" calcext:value-type="float">
            <text:p>17407.098</text:p>
          </table:table-cell>
          <table:table-cell office:value-type="float" office:value="15380.359" calcext:value-type="float">
            <text:p>15380.359</text:p>
          </table:table-cell>
          <table:table-cell office:value-type="float" office:value="15557.9981668633" calcext:value-type="float">
            <text:p>15557.9981668633</text:p>
          </table:table-cell>
          <table:table-cell office:value-type="float" office:value="15572.1456736469" calcext:value-type="float">
            <text:p>15572.1456736469</text:p>
          </table:table-cell>
          <table:table-cell office:value-type="float" office:value="15428.3340312464" calcext:value-type="float">
            <text:p>15428.3340312464</text:p>
          </table:table-cell>
          <table:table-cell office:value-type="float" office:value="15391.2582421566" calcext:value-type="float">
            <text:p>15391.2582421566</text:p>
          </table:table-cell>
          <table:table-cell office:value-type="float" office:value="16305.4759104544" calcext:value-type="float">
            <text:p>16305.4759104544</text:p>
          </table:table-cell>
        </table:table-row>
        <table:table-row table:style-name="ro1">
          <table:table-cell office:value-type="string" calcext:value-type="string">
            <text:p>File5.log</text:p>
          </table:table-cell>
          <table:table-cell office:value-type="float" office:value="17573.937" calcext:value-type="float">
            <text:p>17573.937</text:p>
          </table:table-cell>
          <table:table-cell office:value-type="float" office:value="17485.59" calcext:value-type="float">
            <text:p>17485.59</text:p>
          </table:table-cell>
          <table:table-cell office:value-type="float" office:value="15471.148" calcext:value-type="float">
            <text:p>15471.148</text:p>
          </table:table-cell>
          <table:table-cell office:value-type="float" office:value="15648.7218339695" calcext:value-type="float">
            <text:p>15648.7218339695</text:p>
          </table:table-cell>
          <table:table-cell office:value-type="float" office:value="15683.1980295395" calcext:value-type="float">
            <text:p>15683.1980295395</text:p>
          </table:table-cell>
          <table:table-cell office:value-type="float" office:value="15525.1794509391" calcext:value-type="float">
            <text:p>15525.1794509391</text:p>
          </table:table-cell>
          <table:table-cell office:value-type="float" office:value="15481.4392500224" calcext:value-type="float">
            <text:p>15481.4392500224</text:p>
          </table:table-cell>
          <table:table-cell office:value-type="float" office:value="16353.3050525085" calcext:value-type="float">
            <text:p>16353.3050525085</text:p>
          </table:table-cell>
        </table:table-row>
        <table:table-row table:style-name="ro1">
          <table:table-cell office:value-type="string" calcext:value-type="string">
            <text:p>File6.log</text:p>
          </table:table-cell>
          <table:table-cell office:value-type="float" office:value="17612.688" calcext:value-type="float">
            <text:p>17612.688</text:p>
          </table:table-cell>
          <table:table-cell office:value-type="float" office:value="17495.636" calcext:value-type="float">
            <text:p>17495.636</text:p>
          </table:table-cell>
          <table:table-cell office:value-type="float" office:value="15447.753" calcext:value-type="float">
            <text:p>15447.753</text:p>
          </table:table-cell>
          <table:table-cell office:value-type="float" office:value="15638.2209748539" calcext:value-type="float">
            <text:p>15638.2209748539</text:p>
          </table:table-cell>
          <table:table-cell office:value-type="float" office:value="15654.7230953111" calcext:value-type="float">
            <text:p>15654.7230953111</text:p>
          </table:table-cell>
          <table:table-cell office:value-type="float" office:value="15495.9042300806" calcext:value-type="float">
            <text:p>15495.9042300806</text:p>
          </table:table-cell>
          <table:table-cell office:value-type="float" office:value="15461.4623465914" calcext:value-type="float">
            <text:p>15461.4623465914</text:p>
          </table:table-cell>
          <table:table-cell office:value-type="float" office:value="16345.4487385733" calcext:value-type="float">
            <text:p>16345.4487385733</text:p>
          </table:table-cell>
        </table:table-row>
        <table:table-row table:style-name="ro1">
          <table:table-cell office:value-type="string" calcext:value-type="string">
            <text:p>File7.log</text:p>
          </table:table-cell>
          <table:table-cell office:value-type="float" office:value="17611.692" calcext:value-type="float">
            <text:p>17611.692</text:p>
          </table:table-cell>
          <table:table-cell office:value-type="float" office:value="17501.711" calcext:value-type="float">
            <text:p>17501.711</text:p>
          </table:table-cell>
          <table:table-cell office:value-type="float" office:value="15488.885" calcext:value-type="float">
            <text:p>15488.885</text:p>
          </table:table-cell>
          <table:table-cell office:value-type="float" office:value="15641.5290130102" calcext:value-type="float">
            <text:p>15641.5290130102</text:p>
          </table:table-cell>
          <table:table-cell office:value-type="float" office:value="15668.3172656122" calcext:value-type="float">
            <text:p>15668.3172656122</text:p>
          </table:table-cell>
          <table:table-cell office:value-type="float" office:value="15527.5357213177" calcext:value-type="float">
            <text:p>15527.5357213177</text:p>
          </table:table-cell>
          <table:table-cell office:value-type="float" office:value="15506.5002543039" calcext:value-type="float">
            <text:p>15506.5002543039</text:p>
          </table:table-cell>
          <table:table-cell office:value-type="float" office:value="16342.6894075813" calcext:value-type="float">
            <text:p>16342.6894075813</text:p>
          </table:table-cell>
        </table:table-row>
        <table:table-row table:style-name="ro1">
          <table:table-cell office:value-type="string" calcext:value-type="string">
            <text:p>File8.log</text:p>
          </table:table-cell>
          <table:table-cell office:value-type="float" office:value="17479.366" calcext:value-type="float">
            <text:p>17479.366</text:p>
          </table:table-cell>
          <table:table-cell office:value-type="float" office:value="17405.214" calcext:value-type="float">
            <text:p>17405.214</text:p>
          </table:table-cell>
          <table:table-cell office:value-type="float" office:value="15411.609" calcext:value-type="float">
            <text:p>15411.609</text:p>
          </table:table-cell>
          <table:table-cell office:value-type="float" office:value="15590.1498865022" calcext:value-type="float">
            <text:p>15590.1498865022</text:p>
          </table:table-cell>
          <table:table-cell office:value-type="float" office:value="15601.4930819392" calcext:value-type="float">
            <text:p>15601.4930819392</text:p>
          </table:table-cell>
          <table:table-cell office:value-type="float" office:value="15451.1602564969" calcext:value-type="float">
            <text:p>15451.1602564969</text:p>
          </table:table-cell>
          <table:table-cell office:value-type="float" office:value="15431.5151502986" calcext:value-type="float">
            <text:p>15431.5151502986</text:p>
          </table:table-cell>
          <table:table-cell office:value-type="float" office:value="16218.0277508659" calcext:value-type="float">
            <text:p>16218.0277508659</text:p>
          </table:table-cell>
        </table:table-row>
        <table:table-row table:style-name="ro1">
          <table:table-cell office:value-type="string" calcext:value-type="string">
            <text:p>File9.log</text:p>
          </table:table-cell>
          <table:table-cell office:value-type="float" office:value="17685.019" calcext:value-type="float">
            <text:p>17685.019</text:p>
          </table:table-cell>
          <table:table-cell office:value-type="float" office:value="17532.687" calcext:value-type="float">
            <text:p>17532.687</text:p>
          </table:table-cell>
          <table:table-cell office:value-type="float" office:value="15473.286" calcext:value-type="float">
            <text:p>15473.286</text:p>
          </table:table-cell>
          <table:table-cell office:value-type="float" office:value="15633.4233492052" calcext:value-type="float">
            <text:p>15633.4233492052</text:p>
          </table:table-cell>
          <table:table-cell office:value-type="float" office:value="15668.7408292426" calcext:value-type="float">
            <text:p>15668.7408292426</text:p>
          </table:table-cell>
          <table:table-cell office:value-type="float" office:value="15523.1140527921" calcext:value-type="float">
            <text:p>15523.1140527921</text:p>
          </table:table-cell>
          <table:table-cell office:value-type="float" office:value="15486.891374634" calcext:value-type="float">
            <text:p>15486.891374634</text:p>
          </table:table-cell>
          <table:table-cell office:value-type="float" office:value="16427.5638824845" calcext:value-type="float">
            <text:p>16427.5638824845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7561.0476" calcext:value-type="float">
            <text:p>17561.0476</text:p>
          </table:table-cell>
          <table:table-cell office:value-type="float" office:value="17456.4502" calcext:value-type="float">
            <text:p>17456.4502</text:p>
          </table:table-cell>
          <table:table-cell table:style-name="ce3" office:value-type="float" office:value="15420.4226" calcext:value-type="float">
            <text:p>15420.4226</text:p>
          </table:table-cell>
          <table:table-cell office:value-type="float" office:value="15599.1364463899" calcext:value-type="float">
            <text:p>15599.1364463899</text:p>
          </table:table-cell>
          <table:table-cell office:value-type="float" office:value="15616.441132091" calcext:value-type="float">
            <text:p>15616.441132091</text:p>
          </table:table-cell>
          <table:table-cell office:value-type="float" office:value="15469.6973094091" calcext:value-type="float">
            <text:p>15469.6973094091</text:p>
          </table:table-cell>
          <table:table-cell office:value-type="float" office:value="15438.5060668791" calcext:value-type="float">
            <text:p>15438.5060668791</text:p>
          </table:table-cell>
          <table:table-cell office:value-type="float" office:value="16295.3403445712" calcext:value-type="float">
            <text:p>16295.3403445712</text:p>
          </table:table-cell>
        </table:table-row>
      </table:table>
      <table:table table:name="kept_SALMAs" table:style-name="ta1"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HPP</text:p>
          </table:table-cell>
          <table:table-cell office:value-type="string" calcext:value-type="string">
            <text:p>NHPP</text:p>
          </table:table-cell>
          <table:table-cell office:value-type="string" calcext:value-type="string">
            <text:p>TPP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.7" calcext:value-type="float">
            <text:p>41.7</text:p>
          </table:table-cell>
          <table:table-cell office:value-type="float" office:value="38.2" calcext:value-type="float">
            <text:p>38.2</text:p>
          </table:table-cell>
          <table:table-cell office:value-type="float" office:value="30.77" calcext:value-type="float">
            <text:p>30.77</text:p>
          </table:table-cell>
          <table:table-cell office:value-type="float" office:value="29.4" calcext:value-type="float">
            <text:p>29.4</text:p>
          </table:table-cell>
          <table:table-cell office:value-type="float" office:value="21" calcext:value-type="float">
            <text:p>21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string" calcext:value-type="string">
            <text:p>File10.log</text:p>
          </table:table-cell>
          <table:table-cell office:value-type="float" office:value="17562.188" calcext:value-type="float">
            <text:p>17562.188</text:p>
          </table:table-cell>
          <table:table-cell office:value-type="float" office:value="17453.641" calcext:value-type="float">
            <text:p>17453.641</text:p>
          </table:table-cell>
          <table:table-cell office:value-type="float" office:value="15049.888" calcext:value-type="float">
            <text:p>15049.888</text:p>
          </table:table-cell>
          <table:table-cell office:value-type="float" office:value="15070.3020844385" calcext:value-type="float">
            <text:p>15070.3020844385</text:p>
          </table:table-cell>
          <table:table-cell office:value-type="float" office:value="15116.0332853913" calcext:value-type="float">
            <text:p>15116.0332853913</text:p>
          </table:table-cell>
          <table:table-cell office:value-type="float" office:value="15093.6399751233" calcext:value-type="float">
            <text:p>15093.6399751233</text:p>
          </table:table-cell>
          <table:table-cell office:value-type="float" office:value="15093.5286189849" calcext:value-type="float">
            <text:p>15093.5286189849</text:p>
          </table:table-cell>
          <table:table-cell office:value-type="float" office:value="15178.1204610316" calcext:value-type="float">
            <text:p>15178.1204610316</text:p>
          </table:table-cell>
          <table:table-cell office:value-type="float" office:value="15075.4847524244" calcext:value-type="float">
            <text:p>15075.4847524244</text:p>
          </table:table-cell>
          <table:table-cell office:value-type="float" office:value="15055.6511127822" calcext:value-type="float">
            <text:p>15055.6511127822</text:p>
          </table:table-cell>
          <table:table-cell office:value-type="float" office:value="15064.2610396437" calcext:value-type="float">
            <text:p>15064.2610396437</text:p>
          </table:table-cell>
          <table:table-cell office:value-type="float" office:value="15100.3997894301" calcext:value-type="float">
            <text:p>15100.3997894301</text:p>
          </table:table-cell>
          <table:table-cell office:value-type="float" office:value="15387.1065979601" calcext:value-type="float">
            <text:p>15387.1065979601</text:p>
          </table:table-cell>
        </table:table-row>
        <table:table-row table:style-name="ro1">
          <table:table-cell office:value-type="string" calcext:value-type="string">
            <text:p>File1.log</text:p>
          </table:table-cell>
          <table:table-cell office:value-type="float" office:value="17479.207" calcext:value-type="float">
            <text:p>17479.207</text:p>
          </table:table-cell>
          <table:table-cell office:value-type="float" office:value="17360.692" calcext:value-type="float">
            <text:p>17360.692</text:p>
          </table:table-cell>
          <table:table-cell office:value-type="float" office:value="14948.477" calcext:value-type="float">
            <text:p>14948.477</text:p>
          </table:table-cell>
          <table:table-cell office:value-type="float" office:value="14960.4905384662" calcext:value-type="float">
            <text:p>14960.4905384662</text:p>
          </table:table-cell>
          <table:table-cell office:value-type="float" office:value="15017.6644878686" calcext:value-type="float">
            <text:p>15017.6644878686</text:p>
          </table:table-cell>
          <table:table-cell office:value-type="float" office:value="15003.3613233177" calcext:value-type="float">
            <text:p>15003.3613233177</text:p>
          </table:table-cell>
          <table:table-cell office:value-type="float" office:value="14983.5660701297" calcext:value-type="float">
            <text:p>14983.5660701297</text:p>
          </table:table-cell>
          <table:table-cell office:value-type="float" office:value="15047.8412723043" calcext:value-type="float">
            <text:p>15047.8412723043</text:p>
          </table:table-cell>
          <table:table-cell office:value-type="float" office:value="14963.1668222809" calcext:value-type="float">
            <text:p>14963.1668222809</text:p>
          </table:table-cell>
          <table:table-cell office:value-type="float" office:value="14960.9255071613" calcext:value-type="float">
            <text:p>14960.9255071613</text:p>
          </table:table-cell>
          <table:table-cell office:value-type="float" office:value="14972.6025754052" calcext:value-type="float">
            <text:p>14972.6025754052</text:p>
          </table:table-cell>
          <table:table-cell office:value-type="float" office:value="14999.9251095167" calcext:value-type="float">
            <text:p>14999.9251095167</text:p>
          </table:table-cell>
          <table:table-cell office:value-type="float" office:value="15278.1759989536" calcext:value-type="float">
            <text:p>15278.1759989536</text:p>
          </table:table-cell>
        </table:table-row>
        <table:table-row table:style-name="ro1">
          <table:table-cell office:value-type="string" calcext:value-type="string">
            <text:p>File2.log</text:p>
          </table:table-cell>
          <table:table-cell office:value-type="float" office:value="17566.597" calcext:value-type="float">
            <text:p>17566.597</text:p>
          </table:table-cell>
          <table:table-cell office:value-type="float" office:value="17496.428" calcext:value-type="float">
            <text:p>17496.428</text:p>
          </table:table-cell>
          <table:table-cell office:value-type="float" office:value="14838.813" calcext:value-type="float">
            <text:p>14838.813</text:p>
          </table:table-cell>
          <table:table-cell office:value-type="float" office:value="14847.2937727445" calcext:value-type="float">
            <text:p>14847.2937727445</text:p>
          </table:table-cell>
          <table:table-cell office:value-type="float" office:value="14890.536886349" calcext:value-type="float">
            <text:p>14890.536886349</text:p>
          </table:table-cell>
          <table:table-cell office:value-type="float" office:value="14874.4433386656" calcext:value-type="float">
            <text:p>14874.4433386656</text:p>
          </table:table-cell>
          <table:table-cell office:value-type="float" office:value="14889.1136121893" calcext:value-type="float">
            <text:p>14889.1136121893</text:p>
          </table:table-cell>
          <table:table-cell office:value-type="float" office:value="14999.6015276192" calcext:value-type="float">
            <text:p>14999.6015276192</text:p>
          </table:table-cell>
          <table:table-cell office:value-type="float" office:value="14885.1659546164" calcext:value-type="float">
            <text:p>14885.1659546164</text:p>
          </table:table-cell>
          <table:table-cell office:value-type="float" office:value="14849.6723707075" calcext:value-type="float">
            <text:p>14849.6723707075</text:p>
          </table:table-cell>
          <table:table-cell office:value-type="float" office:value="14863.2496531476" calcext:value-type="float">
            <text:p>14863.2496531476</text:p>
          </table:table-cell>
          <table:table-cell office:value-type="float" office:value="14883.2462594382" calcext:value-type="float">
            <text:p>14883.2462594382</text:p>
          </table:table-cell>
          <table:table-cell office:value-type="float" office:value="15208.0293619813" calcext:value-type="float">
            <text:p>15208.0293619813</text:p>
          </table:table-cell>
        </table:table-row>
        <table:table-row table:style-name="ro1">
          <table:table-cell office:value-type="string" calcext:value-type="string">
            <text:p>File3.log</text:p>
          </table:table-cell>
          <table:table-cell office:value-type="float" office:value="17524.435" calcext:value-type="float">
            <text:p>17524.435</text:p>
          </table:table-cell>
          <table:table-cell office:value-type="float" office:value="17407.427" calcext:value-type="float">
            <text:p>17407.427</text:p>
          </table:table-cell>
          <table:table-cell office:value-type="float" office:value="15005.567" calcext:value-type="float">
            <text:p>15005.567</text:p>
          </table:table-cell>
          <table:table-cell office:value-type="float" office:value="15012.2059759538" calcext:value-type="float">
            <text:p>15012.2059759538</text:p>
          </table:table-cell>
          <table:table-cell office:value-type="float" office:value="15054.1171850944" calcext:value-type="float">
            <text:p>15054.1171850944</text:p>
          </table:table-cell>
          <table:table-cell office:value-type="float" office:value="15042.3673210354" calcext:value-type="float">
            <text:p>15042.3673210354</text:p>
          </table:table-cell>
          <table:table-cell office:value-type="float" office:value="15043.4844767343" calcext:value-type="float">
            <text:p>15043.4844767343</text:p>
          </table:table-cell>
          <table:table-cell office:value-type="float" office:value="15131.2936963891" calcext:value-type="float">
            <text:p>15131.2936963891</text:p>
          </table:table-cell>
          <table:table-cell office:value-type="float" office:value="15039.9191486221" calcext:value-type="float">
            <text:p>15039.9191486221</text:p>
          </table:table-cell>
          <table:table-cell office:value-type="float" office:value="15007.4950170243" calcext:value-type="float">
            <text:p>15007.4950170243</text:p>
          </table:table-cell>
          <table:table-cell office:value-type="float" office:value="15017.6009238723" calcext:value-type="float">
            <text:p>15017.6009238723</text:p>
          </table:table-cell>
          <table:table-cell office:value-type="float" office:value="15056.6533155961" calcext:value-type="float">
            <text:p>15056.6533155961</text:p>
          </table:table-cell>
          <table:table-cell office:value-type="float" office:value="15334.0780112979" calcext:value-type="float">
            <text:p>15334.0780112979</text:p>
          </table:table-cell>
        </table:table-row>
        <table:table-row table:style-name="ro1">
          <table:table-cell office:value-type="string" calcext:value-type="string">
            <text:p>File4.log</text:p>
          </table:table-cell>
          <table:table-cell office:value-type="float" office:value="17515.347" calcext:value-type="float">
            <text:p>17515.347</text:p>
          </table:table-cell>
          <table:table-cell office:value-type="float" office:value="17407.108" calcext:value-type="float">
            <text:p>17407.108</text:p>
          </table:table-cell>
          <table:table-cell office:value-type="float" office:value="14959.238" calcext:value-type="float">
            <text:p>14959.238</text:p>
          </table:table-cell>
          <table:table-cell office:value-type="float" office:value="14963.0140128865" calcext:value-type="float">
            <text:p>14963.0140128865</text:p>
          </table:table-cell>
          <table:table-cell office:value-type="float" office:value="15010.1878554704" calcext:value-type="float">
            <text:p>15010.1878554704</text:p>
          </table:table-cell>
          <table:table-cell office:value-type="float" office:value="14994.992226248" calcext:value-type="float">
            <text:p>14994.992226248</text:p>
          </table:table-cell>
          <table:table-cell office:value-type="float" office:value="15000.8343975934" calcext:value-type="float">
            <text:p>15000.8343975934</text:p>
          </table:table-cell>
          <table:table-cell office:value-type="float" office:value="15080.0498428535" calcext:value-type="float">
            <text:p>15080.0498428535</text:p>
          </table:table-cell>
          <table:table-cell office:value-type="float" office:value="14987.5723232167" calcext:value-type="float">
            <text:p>14987.5723232167</text:p>
          </table:table-cell>
          <table:table-cell office:value-type="float" office:value="14973.4503829886" calcext:value-type="float">
            <text:p>14973.4503829886</text:p>
          </table:table-cell>
          <table:table-cell office:value-type="float" office:value="14980.6228529603" calcext:value-type="float">
            <text:p>14980.6228529603</text:p>
          </table:table-cell>
          <table:table-cell office:value-type="float" office:value="15005.8782622919" calcext:value-type="float">
            <text:p>15005.8782622919</text:p>
          </table:table-cell>
          <table:table-cell office:value-type="float" office:value="15315.2311743732" calcext:value-type="float">
            <text:p>15315.2311743732</text:p>
          </table:table-cell>
        </table:table-row>
        <table:table-row table:style-name="ro1">
          <table:table-cell office:value-type="string" calcext:value-type="string">
            <text:p>File5.log</text:p>
          </table:table-cell>
          <table:table-cell office:value-type="float" office:value="17573.937" calcext:value-type="float">
            <text:p>17573.937</text:p>
          </table:table-cell>
          <table:table-cell office:value-type="float" office:value="17486.138" calcext:value-type="float">
            <text:p>17486.138</text:p>
          </table:table-cell>
          <table:table-cell office:value-type="float" office:value="14980.624" calcext:value-type="float">
            <text:p>14980.624</text:p>
          </table:table-cell>
          <table:table-cell office:value-type="float" office:value="14993.6192875209" calcext:value-type="float">
            <text:p>14993.6192875209</text:p>
          </table:table-cell>
          <table:table-cell office:value-type="float" office:value="15050.8912633427" calcext:value-type="float">
            <text:p>15050.8912633427</text:p>
          </table:table-cell>
          <table:table-cell office:value-type="float" office:value="15003.2816516536" calcext:value-type="float">
            <text:p>15003.2816516536</text:p>
          </table:table-cell>
          <table:table-cell office:value-type="float" office:value="15061.3637213289" calcext:value-type="float">
            <text:p>15061.3637213289</text:p>
          </table:table-cell>
          <table:table-cell office:value-type="float" office:value="15150.2648577332" calcext:value-type="float">
            <text:p>15150.2648577332</text:p>
          </table:table-cell>
          <table:table-cell office:value-type="float" office:value="15011.8112581051" calcext:value-type="float">
            <text:p>15011.8112581051</text:p>
          </table:table-cell>
          <table:table-cell office:value-type="float" office:value="14997.5921760649" calcext:value-type="float">
            <text:p>14997.5921760649</text:p>
          </table:table-cell>
          <table:table-cell office:value-type="float" office:value="15005.1253981813" calcext:value-type="float">
            <text:p>15005.1253981813</text:p>
          </table:table-cell>
          <table:table-cell office:value-type="float" office:value="15025.4743482928" calcext:value-type="float">
            <text:p>15025.4743482928</text:p>
          </table:table-cell>
          <table:table-cell office:value-type="float" office:value="15346.7250115564" calcext:value-type="float">
            <text:p>15346.7250115564</text:p>
          </table:table-cell>
        </table:table-row>
        <table:table-row table:style-name="ro1">
          <table:table-cell office:value-type="string" calcext:value-type="string">
            <text:p>File6.log</text:p>
          </table:table-cell>
          <table:table-cell office:value-type="float" office:value="17612.688" calcext:value-type="float">
            <text:p>17612.688</text:p>
          </table:table-cell>
          <table:table-cell office:value-type="float" office:value="17503.04" calcext:value-type="float">
            <text:p>17503.04</text:p>
          </table:table-cell>
          <table:table-cell office:value-type="float" office:value="15036.308" calcext:value-type="float">
            <text:p>15036.308</text:p>
          </table:table-cell>
          <table:table-cell office:value-type="float" office:value="15044.6007494178" calcext:value-type="float">
            <text:p>15044.6007494178</text:p>
          </table:table-cell>
          <table:table-cell office:value-type="float" office:value="15118.73392948" calcext:value-type="float">
            <text:p>15118.73392948</text:p>
          </table:table-cell>
          <table:table-cell office:value-type="float" office:value="15078.472156136" calcext:value-type="float">
            <text:p>15078.472156136</text:p>
          </table:table-cell>
          <table:table-cell office:value-type="float" office:value="15081.3739022298" calcext:value-type="float">
            <text:p>15081.3739022298</text:p>
          </table:table-cell>
          <table:table-cell office:value-type="float" office:value="15166.1891832827" calcext:value-type="float">
            <text:p>15166.1891832827</text:p>
          </table:table-cell>
          <table:table-cell office:value-type="float" office:value="15061.8599580282" calcext:value-type="float">
            <text:p>15061.8599580282</text:p>
          </table:table-cell>
          <table:table-cell office:value-type="float" office:value="15050.454955487" calcext:value-type="float">
            <text:p>15050.454955487</text:p>
          </table:table-cell>
          <table:table-cell office:value-type="float" office:value="15059.5129374266" calcext:value-type="float">
            <text:p>15059.5129374266</text:p>
          </table:table-cell>
          <table:table-cell office:value-type="float" office:value="15089.7854458206" calcext:value-type="float">
            <text:p>15089.7854458206</text:p>
          </table:table-cell>
          <table:table-cell office:value-type="float" office:value="15374.367296722" calcext:value-type="float">
            <text:p>15374.367296722</text:p>
          </table:table-cell>
        </table:table-row>
        <table:table-row table:style-name="ro1">
          <table:table-cell office:value-type="string" calcext:value-type="string">
            <text:p>File7.log</text:p>
          </table:table-cell>
          <table:table-cell office:value-type="float" office:value="17611.692" calcext:value-type="float">
            <text:p>17611.692</text:p>
          </table:table-cell>
          <table:table-cell office:value-type="float" office:value="17494.016" calcext:value-type="float">
            <text:p>17494.016</text:p>
          </table:table-cell>
          <table:table-cell office:value-type="float" office:value="14998.661" calcext:value-type="float">
            <text:p>14998.661</text:p>
          </table:table-cell>
          <table:table-cell office:value-type="float" office:value="15014.8578624673" calcext:value-type="float">
            <text:p>15014.8578624673</text:p>
          </table:table-cell>
          <table:table-cell office:value-type="float" office:value="15074.4431019626" calcext:value-type="float">
            <text:p>15074.4431019626</text:p>
          </table:table-cell>
          <table:table-cell office:value-type="float" office:value="15034.1661779583" calcext:value-type="float">
            <text:p>15034.1661779583</text:p>
          </table:table-cell>
          <table:table-cell office:value-type="float" office:value="15040.222694651" calcext:value-type="float">
            <text:p>15040.222694651</text:p>
          </table:table-cell>
          <table:table-cell office:value-type="float" office:value="15124.2429954499" calcext:value-type="float">
            <text:p>15124.2429954499</text:p>
          </table:table-cell>
          <table:table-cell office:value-type="float" office:value="15020.5541476384" calcext:value-type="float">
            <text:p>15020.5541476384</text:p>
          </table:table-cell>
          <table:table-cell office:value-type="float" office:value="15008.5368888705" calcext:value-type="float">
            <text:p>15008.5368888705</text:p>
          </table:table-cell>
          <table:table-cell office:value-type="float" office:value="15016.3450581857" calcext:value-type="float">
            <text:p>15016.3450581857</text:p>
          </table:table-cell>
          <table:table-cell office:value-type="float" office:value="15045.1718304291" calcext:value-type="float">
            <text:p>15045.1718304291</text:p>
          </table:table-cell>
          <table:table-cell office:value-type="float" office:value="15359.9685843427" calcext:value-type="float">
            <text:p>15359.9685843427</text:p>
          </table:table-cell>
        </table:table-row>
        <table:table-row table:style-name="ro1">
          <table:table-cell office:value-type="string" calcext:value-type="string">
            <text:p>File8.log</text:p>
          </table:table-cell>
          <table:table-cell office:value-type="float" office:value="17479.366" calcext:value-type="float">
            <text:p>17479.366</text:p>
          </table:table-cell>
          <table:table-cell office:value-type="float" office:value="17413.225" calcext:value-type="float">
            <text:p>17413.225</text:p>
          </table:table-cell>
          <table:table-cell office:value-type="float" office:value="14994.303" calcext:value-type="float">
            <text:p>14994.303</text:p>
          </table:table-cell>
          <table:table-cell office:value-type="float" office:value="15008.7091019057" calcext:value-type="float">
            <text:p>15008.7091019057</text:p>
          </table:table-cell>
          <table:table-cell office:value-type="float" office:value="15077.7097699071" calcext:value-type="float">
            <text:p>15077.7097699071</text:p>
          </table:table-cell>
          <table:table-cell office:value-type="float" office:value="15043.3338947329" calcext:value-type="float">
            <text:p>15043.3338947329</text:p>
          </table:table-cell>
          <table:table-cell office:value-type="float" office:value="15026.1633425444" calcext:value-type="float">
            <text:p>15026.1633425444</text:p>
          </table:table-cell>
          <table:table-cell office:value-type="float" office:value="15103.7654681839" calcext:value-type="float">
            <text:p>15103.7654681839</text:p>
          </table:table-cell>
          <table:table-cell office:value-type="float" office:value="15020.8148240907" calcext:value-type="float">
            <text:p>15020.8148240907</text:p>
          </table:table-cell>
          <table:table-cell office:value-type="float" office:value="14997.4765017406" calcext:value-type="float">
            <text:p>14997.4765017406</text:p>
          </table:table-cell>
          <table:table-cell office:value-type="float" office:value="15001.2891893488" calcext:value-type="float">
            <text:p>15001.2891893488</text:p>
          </table:table-cell>
          <table:table-cell office:value-type="float" office:value="15044.9134027084" calcext:value-type="float">
            <text:p>15044.9134027084</text:p>
          </table:table-cell>
          <table:table-cell office:value-type="float" office:value="15341.7153820677" calcext:value-type="float">
            <text:p>15341.7153820677</text:p>
          </table:table-cell>
        </table:table-row>
        <table:table-row table:style-name="ro1">
          <table:table-cell office:value-type="string" calcext:value-type="string">
            <text:p>File9.log</text:p>
          </table:table-cell>
          <table:table-cell office:value-type="float" office:value="17685.019" calcext:value-type="float">
            <text:p>17685.019</text:p>
          </table:table-cell>
          <table:table-cell office:value-type="float" office:value="17538.787" calcext:value-type="float">
            <text:p>17538.787</text:p>
          </table:table-cell>
          <table:table-cell office:value-type="float" office:value="15010.056" calcext:value-type="float">
            <text:p>15010.056</text:p>
          </table:table-cell>
          <table:table-cell office:value-type="float" office:value="15017.4098737985" calcext:value-type="float">
            <text:p>15017.4098737985</text:p>
          </table:table-cell>
          <table:table-cell office:value-type="float" office:value="15075.0513314921" calcext:value-type="float">
            <text:p>15075.0513314921</text:p>
          </table:table-cell>
          <table:table-cell office:value-type="float" office:value="15039.5107879188" calcext:value-type="float">
            <text:p>15039.5107879188</text:p>
          </table:table-cell>
          <table:table-cell office:value-type="float" office:value="15051.2172585898" calcext:value-type="float">
            <text:p>15051.2172585898</text:p>
          </table:table-cell>
          <table:table-cell office:value-type="float" office:value="15134.1335297451" calcext:value-type="float">
            <text:p>15134.1335297451</text:p>
          </table:table-cell>
          <table:table-cell office:value-type="float" office:value="15032.4022822722" calcext:value-type="float">
            <text:p>15032.4022822722</text:p>
          </table:table-cell>
          <table:table-cell office:value-type="float" office:value="15023.0257861296" calcext:value-type="float">
            <text:p>15023.0257861296</text:p>
          </table:table-cell>
          <table:table-cell office:value-type="float" office:value="15028.0773369922" calcext:value-type="float">
            <text:p>15028.0773369922</text:p>
          </table:table-cell>
          <table:table-cell office:value-type="float" office:value="15073.9231628541" calcext:value-type="float">
            <text:p>15073.9231628541</text:p>
          </table:table-cell>
          <table:table-cell office:value-type="float" office:value="15354.6629864269" calcext:value-type="float">
            <text:p>15354.662986426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7561.0476" calcext:value-type="float">
            <text:p>17561.0476</text:p>
          </table:table-cell>
          <table:table-cell table:formula="of:=AVERAGE([.C2:.C11])" office:value-type="float" office:value="17456.0502" calcext:value-type="float">
            <text:p>17456.0502</text:p>
          </table:table-cell>
          <table:table-cell table:style-name="ce3" table:formula="of:=AVERAGE([.D2:.D11])" office:value-type="float" office:value="14982.1935" calcext:value-type="float">
            <text:p>14982.1935</text:p>
          </table:table-cell>
          <table:table-cell table:formula="of:=AVERAGE([.E2:.E11])" office:value-type="float" office:value="14993.25032596" calcext:value-type="float">
            <text:p>14993.25032596</text:p>
          </table:table-cell>
          <table:table-cell table:formula="of:=AVERAGE([.F2:.F11])" office:value-type="float" office:value="15048.5369096358" calcext:value-type="float">
            <text:p>15048.5369096358</text:p>
          </table:table-cell>
          <table:table-cell table:formula="of:=AVERAGE([.G2:.G11])" office:value-type="float" office:value="15020.756885279" calcext:value-type="float">
            <text:p>15020.756885279</text:p>
          </table:table-cell>
          <table:table-cell table:formula="of:=AVERAGE([.H2:.H11])" office:value-type="float" office:value="15027.0868094975" calcext:value-type="float">
            <text:p>15027.0868094975</text:p>
          </table:table-cell>
          <table:table-cell table:formula="of:=AVERAGE([.I2:.I11])" office:value-type="float" office:value="15111.5502834592" calcext:value-type="float">
            <text:p>15111.5502834592</text:p>
          </table:table-cell>
          <table:table-cell table:formula="of:=AVERAGE([.J2:.J11])" office:value-type="float" office:value="15009.8751471295" calcext:value-type="float">
            <text:p>15009.8751471295</text:p>
          </table:table-cell>
          <table:table-cell table:formula="of:=AVERAGE([.K2:.K11])" office:value-type="float" office:value="14992.4280698957" calcext:value-type="float">
            <text:p>14992.4280698957</text:p>
          </table:table-cell>
          <table:table-cell table:formula="of:=AVERAGE([.L2:.L11])" office:value-type="float" office:value="15000.8686965164" calcext:value-type="float">
            <text:p>15000.8686965164</text:p>
          </table:table-cell>
          <table:table-cell table:formula="of:=AVERAGE([.M2:.M11])" office:value-type="float" office:value="15032.5370926378" calcext:value-type="float">
            <text:p>15032.5370926378</text:p>
          </table:table-cell>
          <table:table-cell table:formula="of:=AVERAGE([.N2:.N11])" office:value-type="float" office:value="15330.0060405682" calcext:value-type="float">
            <text:p>15330.0060405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9T14:51:37.284045416</dc:date>
    <dc:creator>Lucas Buffan</dc:creator>
    <meta:editing-duration>PT11M19S</meta:editing-duration>
    <meta:editing-cycles>4</meta:editing-cycles>
    <meta:generator>LibreOffice/7.3.7.2$Linux_X86_64 LibreOffice_project/30$Build-2</meta:generator>
    <meta:document-statistic meta:table-count="4" meta:cell-count="558" meta:object-count="0"/>
  </office:meta>
</office:document-meta>
</file>